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c4d" officeooo:paragraph-rsid="000e60b4"/>
    </style:style>
    <style:style style:name="P2" style:family="paragraph" style:parent-style-name="Standard">
      <style:text-properties officeooo:rsid="000e60b4" officeooo:paragraph-rsid="000e60b4"/>
    </style:style>
    <style:style style:name="P3" style:family="paragraph" style:parent-style-name="Standard">
      <style:text-properties officeooo:rsid="000fb31f" officeooo:paragraph-rsid="000fb31f"/>
    </style:style>
    <style:style style:name="P4" style:family="paragraph" style:parent-style-name="Standard">
      <style:text-properties officeooo:rsid="000fc11f" officeooo:paragraph-rsid="000fc11f"/>
    </style:style>
    <style:style style:name="P5" style:family="paragraph" style:parent-style-name="Standard">
      <style:text-properties officeooo:rsid="0010a40d" officeooo:paragraph-rsid="0010a40d"/>
    </style:style>
    <style:style style:name="P6" style:family="paragraph" style:parent-style-name="Standard">
      <style:text-properties officeooo:rsid="0012270c" officeooo:paragraph-rsid="0012270c"/>
    </style:style>
    <style:style style:name="P7" style:family="paragraph" style:parent-style-name="Standard">
      <style:text-properties officeooo:rsid="00144cad" officeooo:paragraph-rsid="00144cad"/>
    </style:style>
    <style:style style:name="P8" style:family="paragraph" style:parent-style-name="Standard">
      <style:text-properties officeooo:rsid="00144cad" officeooo:paragraph-rsid="00144cad"/>
    </style:style>
    <style:style style:name="P9" style:family="paragraph" style:parent-style-name="Standard">
      <style:text-properties officeooo:rsid="001ae707" officeooo:paragraph-rsid="001ae707"/>
    </style:style>
    <style:style style:name="T1" style:family="text">
      <style:text-properties officeooo:rsid="000e60b4"/>
    </style:style>
    <style:style style:name="T2" style:family="text">
      <style:text-properties officeooo:rsid="000fb31f"/>
    </style:style>
    <style:style style:name="T3" style:family="text">
      <style:text-properties officeooo:rsid="0012270c"/>
    </style:style>
    <style:style style:name="T4" style:family="text">
      <style:text-properties officeooo:rsid="0014b820"/>
    </style:style>
    <style:style style:name="T5" style:family="text">
      <style:text-properties officeooo:rsid="00161572"/>
    </style:style>
    <style:style style:name="T6" style:family="text">
      <style:text-properties officeooo:rsid="001955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LINUX</text:span></text:p>
      <text:p text:style-name="P1"/>
      <text:p text:style-name="P1"/>
      <text:p text:style-name="P1"/>
      <text:p text:style-name="P1">-<text:tab/>Programmation systeme <text:s/>maitrisez les interfaces avec le langage C sous linux jean-paul gourret</text:p>
      <text:p text:style-name="P1">-<text:tab/>langage C maitriser la programmation procédurale frédéric drouillon <text:span text:style-name="T1">C en action Yves mettier</text:span></text:p>
      <text:p text:style-name="P2">-<text:tab/>programmation shell</text:p>
      <text:p text:style-name="P2"/>
      <text:p text:style-name="P3">-<text:tab/>APPRENDRE CURL</text:p>
      <text:p text:style-name="P3"/>
      <text:p text:style-name="P3">-<text:tab/>APPRENDRE EXPECT</text:p>
      <text:p text:style-name="P3"/>
      <text:p text:style-name="P3">-<text:tab/><text:span text:style-name="T3">CRON</text:span></text:p>
      <text:p text:style-name="P3"/>
      <text:p text:style-name="P3">-<text:tab/><text:span text:style-name="T5">docker</text:span></text:p>
      <text:p text:style-name="P2"/>
      <text:p text:style-name="P4">-<text:tab/><text:a xlink:type="simple" xlink:href="http://stackoverflow.com/" text:style-name="Internet_20_link" text:visited-style-name="Visited_20_Internet_20_Link">http://stackoverflow.com</text:a></text:p>
      <text:p text:style-name="P4"/>
      <text:p text:style-name="P5">-<text:tab/>rootme</text:p>
      <text:p text:style-name="P5"/>
      <text:p text:style-name="P5">-<text:tab/>bufferoverflow</text:p>
      <text:p text:style-name="P5"/>
      <text:p text:style-name="P5">-<text:tab/><text:span text:style-name="T6">test painting</text:span></text:p>
      <text:p text:style-name="P5"/>
      <text:p text:style-name="P5"/>
      <text:p text:style-name="P6">VIDEO AT&amp;T Archives</text:p>
      <text:p text:style-name="P6"/>
      <text:p text:style-name="P7"><text:span text:style-name="T4">P</text:span>rojet une page A4 de code présentation en powerpoint minimum 5 pages présentation de 15 min <text:span text:style-name="T4">bash ou langage C qui nous sert pour le travail.</text:span></text:p>
      <text:p text:style-name="P7"/>
      <text:p text:style-name="P9">Compilateur gcc pour les programme en C.</text:p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8:49:23.222118197</meta:creation-date>
    <dc:date>2020-10-27T21:03:51.864517268</dc:date>
    <meta:editing-duration>PT3H13M5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7" meta:character-count="530" meta:non-whitespace-character-count="456"/>
  </office:meta>
</office:document-meta>
</file>